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draft1</text:title></text:p>
      <text:p text:style-name="OrgTitle"/>
      <text:p text:style-name="OrgSubtitle"><text:initial-creator>Joshua Branson</text:initial-creator></text:p>
      <text:p text:style-name="OrgSubtitle"/>
      <text:p text:style-name="OrgSubtitle"/>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intro</text:a></text:p>
          <text:p text:style-name="Contents_20_2"><text:a xlink:type="simple" xlink:href="#sec-1-1">1.1. question: Provide an analysis of what is distinctive of Hegel’s understanding of evil.  In</text:a></text:p>
          <text:p text:style-name="Contents_20_2"><text:a xlink:type="simple" xlink:href="#sec-1-2">1.2. answer: Hegel's understanding of evil that he claimed could better address the problem of evil; it does not.</text:a></text:p>
          <text:p text:style-name="Contents_20_2"><text:a xlink:type="simple" xlink:href="#sec-1-3">1.3. transition</text:a></text:p>
          <text:p text:style-name="Contents_20_1"><text:a xlink:type="simple" xlink:href="#sec-2">2. body</text:a></text:p>
          <text:p text:style-name="Contents_20_2"><text:a xlink:type="simple" xlink:href="#sec-2-1">2.1. 1st point explain hegel's understanding of evil and the problem of evil.</text:a></text:p>
          <text:p text:style-name="Contents_20_3"><text:a xlink:type="simple" xlink:href="#sec-2-1-1">2.1.1. the problem of evil is:</text:a></text:p>
          <text:p text:style-name="Contents_20_3"><text:a xlink:type="simple" xlink:href="#sec-2-1-2">2.1.2. hegel's understanding of evil/metaphysics</text:a></text:p>
          <text:p text:style-name="Contents_20_2"><text:a xlink:type="simple" xlink:href="#sec-2-2">2.2. 2nd point how hegel's understanding doesn't solve the problem of evil.</text:a></text:p>
          <text:p text:style-name="Contents_20_2"><text:a xlink:type="simple" xlink:href="#sec-2-3">2.3. 3rd point Why Hegel cannot object to premise 1 or 2</text:a></text:p>
          <text:p text:style-name="Contents_20_3"><text:a xlink:type="simple" xlink:href="#sec-2-3-1">2.3.1. why Hegel cannot object to premise 1</text:a></text:p>
          <text:p text:style-name="Contents_20_3"><text:a xlink:type="simple" xlink:href="#sec-2-3-2">2.3.2. why Hegel cannot object to premise 2</text:a></text:p>
          <text:p text:style-name="Contents_20_1"><text:a xlink:type="simple" xlink:href="#sec-3">3. conclusion</text:a></text:p>
          <text:p text:style-name="Contents_20_2"><text:a xlink:type="simple" xlink:href="#sec-3-1">3.1. summary of 1st point</text:a></text:p>
          <text:p text:style-name="Contents_20_2"><text:a xlink:type="simple" xlink:href="#sec-3-2">3.2. summary of 2nd point</text:a></text:p>
          <text:p text:style-name="Contents_20_2"><text:a xlink:type="simple" xlink:href="#sec-3-3">3.3. summary of 3rd point</text:a></text:p>
        </text:index-body>
      </text:table-of-content>
      <text:h text:style-name="Heading_20_1" text:outline-level="1">
	<text:bookmark-start text:name="OrgXref.sec-1"/>
	<text:bookmark text:name="sec-1"/>intro
      <text:bookmark-end text:name="OrgXref.sec-1"/></text:h>
      <text:h text:style-name="Heading_20_2" text:outline-level="2">
	<text:bookmark-start text:name="OrgXref.sec-1-1"/>
	<text:bookmark text:name="sec-1-1"/>question: Provide an analysis of what is distinctive of Hegel’s understanding of evil.  In
      <text:bookmark-end text:name="OrgXref.sec-1-1"/></text:h>
      <text:p text:style-name="Text_20_body">what ways might a Hegelian analysis overcome typical objections to the existence of God with regard to
      the problem of evil?
      </text:p>
      <text:h text:style-name="Heading_20_2" text:outline-level="2">
	<text:bookmark-start text:name="OrgXref.sec-1-2"/>
	<text:bookmark text:name="sec-1-2"/>answer: Hegel's understanding of evil that he claimed could better address the problem of evil; it does not.
      <text:bookmark-end text:name="OrgXref.sec-1-2"/></text:h>
      <text:p text:style-name="Text_20_body">Hegel believed his pantheistic metaphysics offered a unique solution to the problem of evil.
      This paper shall address how it does not.  First a brief account of the deductive problem of evil shall
      be provided, secondly Hegel's metaphysics and interpretation of the problem of evil shall be provided,
      and finally it will be shown how Hegel's unique view offers no better solution to the problem of evil
      than other theological frameworks.
      </text:p>
      <text:h text:style-name="Heading_20_2" text:outline-level="2">
	<text:bookmark-start text:name="OrgXref.sec-1-3"/>
	<text:bookmark text:name="sec-1-3"/>transition
      <text:bookmark-end text:name="OrgXref.sec-1-3"/></text:h>
      <text:h text:style-name="Heading_20_1" text:outline-level="1">
	<text:bookmark-start text:name="OrgXref.sec-2"/>
	<text:bookmark text:name="sec-2"/>body
      <text:bookmark-end text:name="OrgXref.sec-2"/></text:h>
      <text:h text:style-name="Heading_20_2" text:outline-level="2">
	<text:bookmark-start text:name="OrgXref.sec-2-1"/>
	<text:bookmark text:name="sec-2-1"/>1st point explain hegel's understanding of evil and the problem of evil.
      <text:bookmark-end text:name="OrgXref.sec-2-1"/></text:h>
      <text:h text:style-name="Heading_20_3" text:outline-level="3">
	<text:bookmark-start text:name="OrgXref.sec-2-1-1"/>
	<text:bookmark text:name="sec-2-1-1"/>the problem of evil is:
      <text:bookmark-end text:name="OrgXref.sec-2-1-1"/></text:h>
      <text:p text:style-name="Text_20_body">The problem of evil reigns as the most popular atheistic argument against God's existence, because it is
      the Theists' problem from hell.  Before this paper can continue, the reader must understand the problem
      of evil, so the author shall provide a short introduction.  The problem of evil is a deductive modus
      ponens argument that denies God's existence.  It can be briefly stated as follows:
      </text:p>
      <text:list text:style-name="OrgNumberedList" text:continue-numbering="false">
        <text:list-item>
          <text:p text:style-name="Text_20_body">If pointless evils exist, then God cannot.
	  </text:p>
        </text:list-item>
        <text:list-item>
          <text:p text:style-name="Text_20_body">Pointless evils exist.
	  </text:p>
        </text:list-item>
        <text:list-item>
          <text:p text:style-name="Text_20_body">Therefore God exists.
	  </text:p>
        </text:list-item>
      </text:list>
      <text:p text:style-name="Text_20_body">The theist has 3 options.  Since this argument only has two premises, the theist's first two options are
      to attack those two.  If the theist chooses to deny 1, then he must surround himself in modal logic to
      account for why an omnibenevolent, omnipotent, and omniscient God would allow pointless evil to occur.
      Here what makes this task so difficult.  An all loving God wants to wants to care for everyone without
      expecting anything in return.  An all powerful God would be able to stop pointless evil, and an all
      knowing God would know how to stop pointless evil.  Therefore, God wants to stop pointless suffering,
      knows how to stop pointless suffering, and can stop pointless suffering, but instead chooses not to stop
      pointless suffering.  Some theists argue that if God stopped pointless evil, then he would have to take
      away free will, which he is unwilling to do.  Regardless, most philosophers find this task to be too
      daunting and decide to deny 2 instead.
      </text:p>
      <text:p text:style-name="Text_20_body">If one chooses to deny 2, then he has two ways to do it.  First he must explain how pointless evils do
      not exist. Someone who chooses to argue this way, might appeal to an unconventional theory of ultimate
      reality.  For example, a Buddhist might deny that evil exists by affirming that everything is an
      illusion, which means that what we interpret as evil does not exist. Therefore pointless evils do not
      exist.  One might also argue that God allows pointless evils to exist to test one's faith. To explain
      this in an analogy, consider a boss who has a number of employees.  If he wants to promote someone to a
      higher position he will test the employee before he promotes him to determine if he is capable.  In the
      same manner God tests us.
      </text:p>
      <text:h text:style-name="Heading_20_3" text:outline-level="3">
	<text:bookmark-start text:name="OrgXref.sec-2-1-2"/>
	<text:bookmark text:name="sec-2-1-2"/>hegel's understanding of evil/metaphysics
      <text:bookmark-end text:name="OrgXref.sec-2-1-2"/></text:h>
      <text:p text:style-name="Text_20_body">Hegel's pantheistic metaphysics is as unique as it is odd.  It merges work from Aristotle and Kant and
      twists the two philosophical views until little remains of the original work.  For example, he uses work
      from Kant to explain conscious and the higher and lower faculties of desire, which will be defined
      later, and suspiciously forgot that Kant argued for the noumena realm, which makes it difficult, if not
      impossible, to posit anything about ultimate reality;  However, Hegel claims numerous things about
      ultimate reality. The first of which is pantheism.
      </text:p>
      <text:p text:style-name="Text_20_body">Pantheism is the belief that all things are mind or consciousness.  Now there are about as many
      different kinds of pantheism as there are television shows, and Hegel's pantheism certaintly
      differentiates itself from others.  For one, his pantheism is rooted is Christian theology to
      differentiate the Father, Son, Holy Spirit.
      </text:p>
      <text:p text:style-name="Text_20_body">Hegel's pantheism begins like this.  Every particual thing is God, which means that humans are apart of
      God, and God is mind or consciousness.  Thus he accounts for how God, the Son, and Holy Spirit are
      one. Secondly, God the Father is logic, Jesus or the Son is nature, and the Holy Spirit is
      mind/consciousness.  Thus Hegel differentiates the Christian trinity, which is the Father, the Son and
      the Holy Spirit.
      </text:p>
      <text:p text:style-name="Text_20_body">To understand Hegel's account of evil and how it is not a problem, one should consider that Hegel
      thought that humans were by nature evil and by nature good. By the former, he meant that God created
      humans, and God would not create something evil. However, humans all humans experience something that
      Hegel calls estrangement.  Estrangement is like live living as a stranger in a strange land.  It is not
      feeling at home; This unhappy conscious, which is the mental state of estrangement, drives one to seek
      pleasure.  Hegel argued that humans sensed an cleavage between Kant's lower and higher faculties
      of pleasure, which means that humans feel a pull from both higher and lower forms of desire.
      </text:p>
      <text:p text:style-name="Text_20_body">Hegel borrowed the terms higher and lower faculties of desire from Kant, who described them thus.  The
      lower faculties of desire deal with things that deal with the self, like victory, honor, glory,
      power. These things in themselves might not be bad, but they can become bad. On the other hand, the
      higher faculties of desire are motivated by reason and cannot be guide one to commit an immoral action.
      </text:p>
      <text:h text:style-name="Heading_20_2" text:outline-level="2">
	<text:bookmark-start text:name="OrgXref.sec-2-2"/>
	<text:bookmark text:name="sec-2-2"/>2nd point how hegel's understanding doesn't solve the problem of evil.
      <text:bookmark-end text:name="OrgXref.sec-2-2"/></text:h>
      <text:h text:style-name="Heading_20_2" text:outline-level="2">
	<text:bookmark-start text:name="OrgXref.sec-2-3"/>
	<text:bookmark text:name="sec-2-3"/>3rd point Why Hegel cannot object to premise 1 or 2
      <text:bookmark-end text:name="OrgXref.sec-2-3"/></text:h>
      <text:h text:style-name="Heading_20_3" text:outline-level="3">
	<text:bookmark-start text:name="OrgXref.sec-2-3-1"/>
	<text:bookmark text:name="sec-2-3-1"/>why Hegel cannot object to premise 1
      <text:bookmark-end text:name="OrgXref.sec-2-3-1"/></text:h>
      <text:h text:style-name="Heading_20_3" text:outline-level="3">
	<text:bookmark-start text:name="OrgXref.sec-2-3-2"/>
	<text:bookmark text:name="sec-2-3-2"/>why Hegel cannot object to premise 2
      <text:bookmark-end text:name="OrgXref.sec-2-3-2"/></text:h>
      <text:h text:style-name="Heading_20_1" text:outline-level="1">
	<text:bookmark-start text:name="OrgXref.sec-3"/>
	<text:bookmark text:name="sec-3"/>conclusion
      <text:bookmark-end text:name="OrgXref.sec-3"/></text:h>
      <text:h text:style-name="Heading_20_2" text:outline-level="2">
	<text:bookmark-start text:name="OrgXref.sec-3-1"/>
	<text:bookmark text:name="sec-3-1"/>summary of 1st point
      <text:bookmark-end text:name="OrgXref.sec-3-1"/></text:h>
      <text:h text:style-name="Heading_20_2" text:outline-level="2">
	<text:bookmark-start text:name="OrgXref.sec-3-2"/>
	<text:bookmark text:name="sec-3-2"/>summary of 2nd point
      <text:bookmark-end text:name="OrgXref.sec-3-2"/></text:h>
      <text:h text:style-name="Heading_20_2" text:outline-level="2">
	<text:bookmark-start text:name="OrgXref.sec-3-3"/>
	<text:bookmark text:name="sec-3-3"/>summary of 3rd point
      <text:bookmark-end text:name="OrgXref.sec-3-3"/></text:h>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Joshua Branson</dc:creator>
    <meta:initial-creator>Joshua Branson</meta:initial-creator>
    <dc:date>2014-10-31T02:23:28</dc:date>
    <meta:creation-date>2014-10-31T02:23:28</meta:creation-date>
    <meta:generator/>
    <meta:keyword>nil</meta:keyword>
    <dc:subject>nil</dc:subject>
    <dc:title>draft1</dc:title>
  </office:meta>
</office:document-meta>
</file>